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594" officeooo:paragraph-rsid="000d659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6594" officeooo:paragraph-rsid="000d65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6594" officeooo:paragraph-rsid="000d6594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3cm" style:contextual-spacing="false"/>
      <style:text-properties officeooo:rsid="000d6594" officeooo:paragraph-rsid="000d6594"/>
    </style:style>
    <style:style style:name="T1" style:family="text">
      <style:text-properties officeooo:rsid="000e2d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LEGE OF ENGINEERING, TRIVANDRUM</text:p>
      <text:p text:style-name="P3">Department of Computer Applications</text:p>
      <text:p text:style-name="P2"/>
      <text:p text:style-name="P2">RLMCA232 Sysrem Design Lab</text:p>
      <text:p text:style-name="P2"/>
      <text:p text:style-name="P2">Cycle III – SOCKET PROGRAMMING</text:p>
      <text:p text:style-name="P2"/>
      <text:p text:style-name="P2">List of Experiments</text:p>
      <text:p text:style-name="P1"/>
      <text:p text:style-name="P4">24) Bidirectional Client – Server Application using TCP</text:p>
      <text:p text:style-name="P4">25) Bidirectional Client – Server Application using UDP</text:p>
      <text:p text:style-name="P4">26) Implementation of Echo Server using TCP</text:p>
      <text:p text:style-name="P4">27) Implementation of Chat Server using <text:span text:style-name="T1">UD</text:span>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9:21:40.667835234</meta:creation-date>
    <dc:date>2018-03-08T09:25:54.398946890</dc:date>
    <meta:editing-duration>PT11S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1" meta:paragraph-count="9" meta:word-count="47" meta:character-count="340" meta:non-whitespace-character-count="299"/>
  </office:meta>
</office:document-meta>
</file>